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auto-grow-width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3">
      <style:graphic-properties fo:min-height="5.588cm"/>
    </style:style>
    <style:style style:name="pr6" style:family="presentation" style:parent-style-name="Default-outline1" style:list-style-name="L3">
      <style:graphic-properties fo:min-height="10.137cm"/>
    </style:style>
    <style:style style:name="pr7" style:family="presentation" style:parent-style-name="Default-title">
      <style:graphic-properties fo:min-width="24.699cm"/>
    </style:style>
    <style:style style:name="pr8" style:family="presentation" style:parent-style-name="Default-outline1" style:list-style-name="L3">
      <style:graphic-properties fo:min-width="24.699cm"/>
    </style:style>
    <style:style style:name="pr9" style:family="presentation" style:parent-style-name="Default-notes">
      <style:graphic-properties draw:fill-color="#ffffff" fo:min-height="12.572cm" fo:min-width="16.771cm"/>
    </style:style>
    <style:style style:name="pr10" style:family="presentation" style:parent-style-name="Default-outline1" style:list-style-name="L3">
      <style:graphic-properties fo:min-width="24.699cm"/>
    </style:style>
    <style:style style:name="pr11" style:family="presentation" style:parent-style-name="Default-outline1" style:list-style-name="L3">
      <style:graphic-properties fo:min-width="24.699cm"/>
    </style:style>
    <style:style style:name="P1" style:family="paragraph">
      <style:text-properties fo:font-family="'Liberation Sans'" style:font-family-generic="swiss" style:font-pitch="variable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Liberation Sans'" style:font-family-generic="swiss" style:font-pitch="variabl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1.01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01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Default-title" draw:text-style-name="P1" draw:layer="layout" svg:width="25.199cm" svg:height="3.506cm" svg:x="1.4cm" svg:y="0.837cm" presentation:class="title">
          <draw:text-box>
            <text:p text:style-name="P1"><text:span text:style-name="T1">Common Web Security Holes</text:span></text:p>
          </draw:text-box>
        </draw:frame>
        <draw:frame presentation:style-name="Default-subtitle" draw:layer="layout" svg:width="25.199cm" svg:height="13.859cm" svg:x="1.4cm" svg:y="4.914cm" presentation:class="subtitle">
          <draw:text-box>
            <text:p text:style-name="P1"><text:span text:style-name="T2">Paul Grayson</text:span></text:p>
            <text:p text:style-name="P1"><text:span text:style-name="T2">2012-12-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me problems with the web</text:p>
          </draw:text-box>
        </draw:frame>
        <draw:frame presentation:style-name="Default-outline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You can't trust the network</text:span></text:p>
              </text:list-item>
              <text:list-item>
                <text:p text:style-name="P1"><text:span text:style-name="T1">You can't trust URLs and HTML</text:span></text:p>
              </text:list-item>
              <text:list-item>
                <text:p text:style-name="P1"><text:span text:style-name="T1">You can't trust user-submitted content</text:span></text:p>
              </text:list-item>
              <text:list-item>
                <text:p text:style-name="P1"><text:span text:style-name="T1">You can't trust sessions</text:span></text:p>
              </text:list-item>
              <text:list-item>
                <text:p text:style-name="P1"><text:span text:style-name="T1">You can't trust brows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1. You can't trust the network</text:p>
          </draw:text-box>
        </draw:frame>
        <draw:frame presentation:style-name="pr5" draw:layer="layout" svg:width="25.199cm" svg:height="5.588cm" svg:x="1.778cm" svg:y="5.08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Requests and pages can be intercepted</text:span></text:p>
              </text:list-item>
              <text:list-item>
                <text:p><text:span text:style-name="T3">“</text:span><text:span text:style-name="T3">Man-in-the-middle”</text:span></text:p>
              </text:list-item>
              <text:list-item>
                <text:p><text:span text:style-name="T3">DNS hijacking</text:span></text:p>
              </text:list-item>
            </text:list>
          </draw:text-box>
        </draw:frame>
        <draw:frame draw:style-name="standard" draw:layer="layout" svg:width="13.854cm" svg:height="1.517cm" svg:x="7.112cm" svg:y="13.462cm">
          <draw:text-box>
            <text:p text:style-name="P1"><text:span text:style-name="T1">A partial solution: SSL ($$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2. You can't trust URLs and HTML</text:p>
          </draw:text-box>
        </draw:frame>
        <draw:frame presentation:style-name="pr6" draw:layer="layout" svg:width="25.199cm" svg:height="12.265cm" svg:x="1.4cm" svg:y="4.595cm" presentation:class="outline" presentation:user-transformed="true">
          <draw:text-box>
            <text:list text:style-name="L3">
              <text:list-item>
                <text:p>Path traversal</text:p>
              </text:list-item>
              <text:list-item>
                <text:p>Form hacking</text:p>
              </text:list-item>
              <text:list-item>
                <text:p>Cross-site request forgery (CSRF)</text:p>
                <text:list>
                  <text:list-item>
                    <text:p>Rails: authenticity-token blocks this.</text:p>
                  </text:list-item>
                  <text:list-item>
                    <text:p>That makes it hard to do other stuff, like caching or emailing links that take an action.</text:p>
                  </text:list-item>
                </text:list>
              </text:list-item>
              <text:list-item>
                <text:p>Cross-site scripting (XSS)</text:p>
                <text:list>
                  <text:list-item>
                    <text:p>Chrome blocks scripts in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3. You can't trust user content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ersistent XSS</text:p>
              </text:list-item>
              <text:list-item>
                <text:p>SQL injection</text:p>
              </text:list-item>
            </text:list>
          </draw:text-box>
        </draw:frame>
        <draw:frame draw:style-name="gr2" draw:text-style-name="P1" draw:layer="layout" svg:width="21.042cm" svg:height="7.847cm" svg:x="3.81cm" svg:y="9.398cm">
          <draw:text-box>
            <text:p text:style-name="P1"><text:span text:style-name="T1">In Rails: HTML and SQL strings are cleaned (quoted) automatically in most cases.</text:span></text:p>
            <text:p text:style-name="P1"><text:span text:style-name="T1"/></text:p>
            <text:p text:style-name="P1"><text:span text:style-name="T1">But it is really easy to inadvertently bypass this prote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4. <text:span text:style-name="T4">You can't trust sessions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ession modification</text:p>
                <text:list>
                  <text:list-header>
                    <text:p>Rails: generally blocked</text:p>
                  </text:list-header>
                </text:list>
              </text:list-item>
              <text:list-item>
                <text:p>Session fixation</text:p>
                <text:list>
                  <text:list-header>
                    <text:p><text:span text:style-name="T5">e.g. </text:span><text:span text:style-name="T6">via XSS attack</text:span></text:p>
                    <text:p><text:span text:style-name="T6">Rails: reset sessions on login</text:span></text:p>
                  </text:list-header>
                </text:list>
              </text:list-item>
              <text:list-item>
                <text:p>Session replay atta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<text:span text:style-name="T4">5. You can't trust browsers</text:span></text:p>
              </text:list-header>
            </text:list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SS visited leak</text:p>
                <text:list>
                  <text:list-item>
                    <text:p>Fixed in Chrome and Firefox April 2010 </text:p>
                  </text:list-item>
                  <text:list-item>
                    <text:p>Not fixed in IE</text:p>
                  </text:list-item>
                </text:list>
              </text:list-item>
              <text:list-item>
                <text:p>Javascript logged in leak</text:p>
              </text:list-item>
              <text:list-item>
                <text:p>“Clickjacking”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number text:level="1" style:num-suffix="." style:num-format="1">
            <style:list-level-properties text:space-before="0.3cm" text:min-label-width="1.016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1.5cm" text:min-label-width="1.016cm"/>
            <style:text-properties style:use-window-font-color="true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style:use-window-font-color="true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style:use-window-font-color="true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style:use-window-font-color="true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style:use-window-font-color="true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style:use-window-font-color="true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style:use-window-font-color="true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style:use-window-font-color="true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21:50:28.86</meta:creation-date>
    <meta:editing-duration>PT2H59M30S</meta:editing-duration>
    <meta:editing-cycles>26</meta:editing-cycles>
    <dc:date>2012-12-05T01:05:26.16</dc:date>
    <meta:generator>OpenOffice.org/3.4$Win32 OpenOffice.org_project/340m1$Build-9590</meta:generator>
    <meta:document-statistic meta:object-count="51"/>
  </office:meta>
</office:document-meta>
</file>